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zon Ember" svg:font-family="'Amazon Ember', 'Helvetica Neue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text-properties officeooo:rsid="0013c564" officeooo:paragraph-rsid="0013c564"/>
    </style:style>
    <style:style style:name="P2" style:family="paragraph" style:parent-style-name="Standard">
      <style:text-properties fo:font-variant="normal" fo:text-transform="none" fo:color="#16191f" loext:opacity="100%" style:font-name="Amazon Ember" fo:font-size="10.5pt" fo:letter-spacing="normal" fo:font-style="normal" fo:font-weight="normal" officeooo:rsid="0013c564" officeooo:paragraph-rsid="0013c564"/>
    </style:style>
    <style:style style:name="P3" style:family="paragraph" style:parent-style-name="Standard">
      <style:text-properties fo:font-variant="normal" fo:text-transform="none" fo:color="#16191f" loext:opacity="100%" style:font-name="Amazon Ember" fo:font-size="10.5pt" fo:letter-spacing="normal" fo:font-style="normal" fo:font-weight="normal" officeooo:rsid="00159068" officeooo:paragraph-rsid="00159068"/>
    </style:style>
    <style:style style:name="P4" style:family="paragraph" style:parent-style-name="Standard">
      <style:text-properties fo:font-variant="normal" fo:text-transform="none" fo:color="#16191f" loext:opacity="100%" style:font-name="Amazon Ember" fo:font-size="10.5pt" fo:letter-spacing="normal" fo:font-style="normal" fo:font-weight="normal" officeooo:rsid="00159068" officeooo:paragraph-rsid="00159068"/>
    </style:style>
    <style:style style:name="P5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rsid="00159068" officeooo:paragraph-rsid="00159068"/>
    </style:style>
    <style:style style:name="T1" style:family="text">
      <style:text-properties officeooo:rsid="0016ff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ldrydes Error messages</text:p>
      <text:p text:style-name="P1"/>
      <text:p text:style-name="P2">Policies must be valid JSON and the first byte must be '{'</text:p>
      <text:p text:style-name="P3">Solution: delete the space before the first {</text:p>
      <text:p text:style-name="P3"/>
      <text:p text:style-name="P3">Policy has invalid resource</text:p>
      <text:p text:style-name="P3">Solution:<text:a xlink:type="simple" xlink:href="https://stackoverflow.com/questions/50887796/policy-has-invalid-resource" text:style-name="Internet_20_link" text:visited-style-name="Visited_20_Internet_20_Link">https://stackoverflow.com/questions/50887796/policy-has-invalid-resource</text:a></text:p>
      <text:p text:style-name="P3"/>
      <text:p text:style-name="P5">This XML file does not appear to have any style information associated with it. The document tree is shown below.</text:p>
      <text:p text:style-name="P3"><text:span text:style-name="T1">solution:</text:span>https://wpsbutton.com/this-xml-file-does-not-appear-to-have-any-style-information-associated-with-it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zon Ember" svg:font-family="'Amazon Ember', 'Helvetica Neue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6T20:59:55.402502433</meta:creation-date>
    <dc:date>2022-08-06T23:29:06.433769566</dc:date>
    <meta:editing-duration>PT3M35S</meta:editing-duration>
    <meta:editing-cycles>3</meta:editing-cycles>
    <meta:generator>LibreOffice/7.3.4.2$Linux_X86_64 LibreOffice_project/30$Build-2</meta:generator>
    <meta:document-statistic meta:table-count="0" meta:image-count="0" meta:object-count="0" meta:page-count="1" meta:paragraph-count="7" meta:word-count="49" meta:character-count="458" meta:non-whitespace-character-count="416"/>
  </office:meta>
</office:document-meta>
</file>